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CA0C59C4.png" manifest:media-type="image/png"/>
  <manifest:file-entry manifest:full-path="Pictures/100000000000031A00000253D1D2414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lyt-aqua-subtitle">
      <style:graphic-properties draw:fill-color="#ffffff" draw:auto-grow-height="true" fo:min-height="16.162cm"/>
    </style:style>
    <style:style style:name="pr2" style:family="presentation" style:parent-style-name="lyt-aqua-notes">
      <style:graphic-properties draw:fill-color="#ffffff" draw:auto-grow-height="true" fo:min-height="12.572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draw:auto-grow-height="true" fo:min-height="11.5cm"/>
    </style:style>
    <style:style style:name="pr5" style:family="presentation" style:parent-style-name="lyt-aqua-outline1">
      <style:graphic-properties fo:min-height="13.859cm"/>
    </style:style>
    <style:style style:name="pr6" style:family="presentation" style:parent-style-name="lyt-aqua-outline1">
      <style:graphic-properties fo:min-height="16.956cm"/>
    </style:style>
    <style:style style:name="pr7" style:family="presentation" style:parent-style-name="lyt-aqua-title">
      <style:graphic-properties fo:min-height="3.506cm"/>
    </style:style>
    <style:style style:name="pr8" style:family="presentation" style:parent-style-name="lyt-aqua-outline1">
      <style:graphic-properties fo:min-height="12.179cm"/>
    </style:style>
    <style:style style:name="pr9" style:family="presentation" style:parent-style-name="lyt-aqua-notes">
      <style:graphic-properties draw:fill-color="#ffffff" fo:min-height="12.572cm"/>
    </style:style>
    <style:style style:name="pr10" style:family="presentation" style:parent-style-name="lyt-aqua-outline1">
      <style:graphic-properties draw:auto-grow-height="true" fo:min-height="12.179cm"/>
    </style:style>
    <style:style style:name="pr11" style:family="presentation" style:parent-style-name="lyt-aqua-outline1">
      <style:graphic-properties fo:min-height="16.256cm"/>
    </style:style>
    <style:style style:name="P1" style:family="paragraph">
      <style:text-properties fo:font-family="Arial" style:font-style-name="Regular" style:font-family-generic="swiss" style:font-pitch="variable" fo:font-size="32pt" style:font-size-asian="32pt" style:font-size-complex="32pt"/>
    </style:style>
    <style:style style:name="P2" style:family="paragraph">
      <style:paragraph-properties fo:margin-top="0cm" fo:margin-bottom="0.203cm"/>
    </style:style>
    <style:style style:name="P3" style:family="paragraph">
      <style:paragraph-properties fo:margin-top="0cm" fo:margin-bottom="0.203cm"/>
      <style:text-properties fo:font-family="'Courier New'" style:font-family-generic="modern" style:font-pitch="fixed" fo:font-size="24pt" style:font-size-asian="24pt" style:font-size-complex="24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/>
      <style:text-properties fo:font-family="'Courier New'" style:font-family-generic="modern" style:font-pitch="fixed" fo:font-size="24pt" style:font-size-asian="24pt" style:font-size-complex="24pt"/>
    </style:style>
    <style:style style:name="P6" style:family="paragraph">
      <style:text-properties fo:font-family="'Courier New'" style:font-family-generic="modern" style:font-pitch="fixed"/>
    </style:style>
    <style:style style:name="P7" style:family="paragraph">
      <style:paragraph-properties fo:margin-top="0cm" fo:margin-bottom="0cm"/>
      <style:text-properties fo:font-family="'Courier New'" style:font-family-generic="modern" style:font-pitch="fixed"/>
    </style:style>
    <style:style style:name="P8" style:family="paragraph">
      <style:paragraph-properties fo:margin-top="0cm" fo:margin-bottom="0cm" style:text-autospace="none"/>
    </style:style>
    <style:style style:name="P9" style:family="paragraph">
      <style:text-properties fo:font-size="26.3999996185303pt"/>
    </style:style>
    <style:style style:name="P10" style:family="paragraph">
      <style:paragraph-properties fo:margin-top="0cm" fo:margin-bottom="0cm"/>
      <style:text-properties fo:font-family="'Courier New'" style:font-family-generic="modern" style:font-pitch="fixed"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</style:style>
    <style:style style:name="T1" style:family="text">
      <style:text-properties fo:font-family="Arial" style:font-style-name="Regular" style:font-family-generic="swiss" style:font-pitch="variable" fo:font-size="72pt" style:font-size-asian="72pt" style:font-size-complex="72pt"/>
    </style:style>
    <style:style style:name="T2" style:family="text">
      <style:text-properties fo:font-family="Arial" style:font-style-name="Regular" style:font-family-generic="swiss" style:font-pitch="variable"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'Courier New'" style:font-family-generic="modern" style:font-pitch="fixed" fo:font-size="24pt" style:font-size-asian="24pt" style:font-size-complex="24pt"/>
    </style:style>
    <style:style style:name="T5" style:family="text">
      <style:text-properties fo:font-family="'Courier New'" style:font-family-generic="modern" style:font-pitch="fixed"/>
    </style:style>
    <style:style style:name="T6" style:family="text">
      <style:text-properties fo:color="#0000ff" fo:font-family="'Courier New'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7" style:family="text">
      <style:text-properties fo:color="#000000" fo:font-family="'Courier New'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8" style:family="text">
      <style:text-properties fo:color="#000000" fo:font-family="'Courier New'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9" style:family="text">
      <style:text-properties fo:color="#000000" fo:font-family="'Courier New'" style:font-family-generic="modern" style:font-pitch="fixed" fo:font-size="11pt" style:font-family-asian="'Courier New'" style:font-family-generic-asian="modern" style:font-pitch-asian="fixed" style:font-size-asian="11pt" style:font-family-complex="'Courier New'" style:font-family-generic-complex="modern" style:font-pitch-complex="fixed" style:font-size-complex="6.30000019073486pt"/>
    </style:style>
    <style:style style:name="T10" style:family="text">
      <style:text-properties fo:color="#0000ff" style:text-outline="false" style:text-line-through-style="none" fo:font-family="'Courier New'" style:font-family-generic="modern" style:font-pitch="fixed" fo:font-size="11pt" fo:font-style="normal" fo:text-shadow="none" style:text-underline-style="none" style:font-family-asian="Monaco" style:font-family-generic-asian="modern" style:font-pitch-asian="fixed" style:font-size-asian="11pt" style:font-style-asian="normal" style:font-family-complex="Monaco" style:font-family-generic-complex="modern" style:font-pitch-complex="fixed" style:font-size-complex="6.30000019073486pt" style:font-style-complex="normal" style:text-emphasize="none" style:font-relief="none"/>
    </style:style>
    <style:style style:name="T11" style:family="text">
      <style:text-properties fo:color="#000000" style:text-outline="false" style:text-line-through-style="none" fo:font-family="'Courier New'" style:font-family-generic="modern" style:font-pitch="fixed" fo:font-size="11pt" fo:font-style="normal" fo:text-shadow="none" style:text-underline-style="none" style:font-family-asian="Monaco" style:font-family-generic-asian="modern" style:font-pitch-asian="fixed" style:font-size-asian="11pt" style:font-style-asian="normal" style:font-family-complex="Monaco" style:font-family-generic-complex="modern" style:font-pitch-complex="fixed" style:font-size-complex="6.30000019073486pt" style:font-style-complex="normal" style:text-emphasize="none" style:font-relief="none"/>
    </style:style>
    <style:style style:name="T12" style:family="text">
      <style:text-properties fo:color="#000000" style:text-outline="false" style:text-line-through-style="none" fo:font-family="'Courier New'" style:font-family-generic="modern" style:font-pitch="fixed" fo:font-size="11pt" fo:font-style="normal" fo:text-shadow="none" style:text-underline-style="none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6.30000019073486pt" style:font-style-complex="normal" style:font-weight-complex="bold" style:text-emphasize="none" style:font-relief="none"/>
    </style:style>
    <style:style style:name="T13" style:family="text">
      <style:text-properties fo:color="#000000" style:text-outline="false" style:text-line-through-style="none" fo:font-family="'Courier New'" style:font-family-generic="modern" style:font-pitch="fixed" fo:font-size="11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/>
    </style:style>
    <style:style style:name="T14" style:family="text">
      <style:text-properties fo:color="#0000ff" style:text-outline="false" style:text-line-through-style="none" fo:font-family="'Courier New'" style:font-family-generic="modern" style:font-pitch="fixed" fo:font-size="11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fo:font-family="'Courier New'" style:font-family-generic="modern" style:font-pitch="fixed" fo:font-size="11pt" fo:font-style="italic" fo:text-shadow="none" style:text-underline-style="none" fo:font-weight="normal" style:font-family-asian="Monaco" style:font-family-generic-asian="modern" style:font-pitch-asian="fixed" style:font-size-asian="11pt" style:font-style-asian="italic" style:font-weight-asian="normal" style:font-family-complex="Monaco" style:font-family-generic-complex="modern" style:font-pitch-complex="fixed" style:font-size-complex="6.30000019073486pt" style:font-style-complex="italic" style:font-weight-complex="normal" style:text-emphasize="none" style:font-relief="none"/>
    </style:style>
    <style:style style:name="T16" style:family="text">
      <style:text-properties fo:color="#00aa00" style:text-outline="false" style:text-line-through-style="none" fo:font-family="'Courier New'" style:font-family-generic="modern" style:font-pitch="fixed" fo:font-size="11pt" fo:font-style="italic" fo:text-shadow="none" style:text-underline-style="none" fo:font-weight="normal" style:font-family-asian="Monaco" style:font-family-generic-asian="modern" style:font-pitch-asian="fixed" style:font-size-asian="11pt" style:font-style-asian="italic" style:font-weight-asian="normal" style:font-family-complex="Monaco" style:font-family-generic-complex="modern" style:font-pitch-complex="fixed" style:font-size-complex="6.30000019073486pt" style:font-style-complex="italic" style:font-weight-complex="normal" style:text-emphasize="none" style:font-relief="none"/>
    </style:style>
    <style:style style:name="T17" style:family="text">
      <style:text-properties fo:color="#c0c0c0" style:text-outline="false" style:text-line-through-style="none" fo:font-family="'Courier New'" style:font-family-generic="modern" style:font-pitch="fixed" fo:font-size="11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/>
    </style:style>
    <style:style style:name="T18" style:family="text">
      <style:text-properties fo:color="#0000ff" style:text-outline="false" style:text-line-through-style="none" fo:font-family="'Courier New'" style:font-family-generic="modern" style:font-pitch="fixed" fo:font-size="11pt" fo:font-style="normal" fo:text-shadow="none" style:text-underline-style="none" fo:font-weight="normal" style:font-family-asian="'Courier New'" style:font-family-generic-asian="modern" style:font-pitch-asian="fixed" style:font-size-asian="11pt" style:font-style-asian="normal" style:font-weight-asian="normal" style:font-family-complex="'Courier New'" style:font-family-generic-complex="modern" style:font-pitch-complex="fixed" style:font-size-complex="6.30000019073486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'Courier New'" style:font-family-generic="modern" style:font-pitch="fixed" fo:font-size="11pt" fo:font-style="normal" fo:text-shadow="none" style:text-underline-style="none" fo:font-weight="normal" style:font-family-asian="'Courier New'" style:font-family-generic-asian="modern" style:font-pitch-asian="fixed" style:font-size-asian="11pt" style:font-style-asian="normal" style:font-weight-asian="normal" style:font-family-complex="'Courier New'" style:font-family-generic-complex="modern" style:font-pitch-complex="fixed" style:font-size-complex="6.30000019073486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fo:font-family="'Courier New'" style:font-family-generic="modern" style:font-pitch="fixed" fo:font-size="11pt" fo:font-style="normal" fo:text-shadow="none" style:text-underline-style="none" fo:font-weight="bold" style:font-family-asian="'Courier New'" style:font-family-generic-asian="modern" style:font-pitch-asian="fixed" style:font-size-asian="11pt" style:font-style-asian="normal" style:font-weight-asian="bold" style:font-family-complex="'Courier New'" style:font-family-generic-complex="modern" style:font-pitch-complex="fixed" style:font-size-complex="6.30000019073486pt" style:font-style-complex="normal" style:font-weight-complex="bold" style:text-emphasize="none" style:font-relief="none"/>
    </style:style>
    <style:style style:name="T21" style:family="text">
      <style:text-properties fo:color="#000000" style:text-outline="false" style:text-line-through-style="none" fo:font-family="'Courier New'" style:font-family-generic="modern" style:font-pitch="fixed" fo:font-size="11pt" fo:font-style="italic" fo:text-shadow="none" style:text-underline-style="none" fo:font-weight="normal" style:font-family-asian="'Courier New'" style:font-family-generic-asian="modern" style:font-pitch-asian="fixed" style:font-size-asian="11pt" style:font-style-asian="italic" style:font-weight-asian="normal" style:font-family-complex="'Courier New'" style:font-family-generic-complex="modern" style:font-pitch-complex="fixed" style:font-size-complex="6.30000019073486pt" style:font-style-complex="italic" style:font-weight-complex="normal" style:text-emphasize="none" style:font-relief="none"/>
    </style:style>
    <style:style style:name="T22" style:family="text">
      <style:text-properties fo:color="#000000" style:text-outline="false" style:text-line-through-style="none" fo:font-family="'Courier New'" style:font-family-generic="modern" style:font-pitch="fixed" fo:font-size="6pt" fo:font-style="normal" fo:text-shadow="none" style:text-underline-style="none" fo:font-weight="normal" style:font-family-asian="'Courier New'" style:font-family-generic-asian="modern" style:font-pitch-asian="fixed" style:font-size-asian="6pt" style:font-style-asian="normal" style:font-weight-asian="normal" style:font-family-complex="'Courier New'" style:font-family-generic-complex="modern" style:font-pitch-complex="fixed" style:font-size-complex="3.40000009536743pt" style:font-style-complex="normal" style:font-weight-complex="normal" style:text-emphasize="none" style:font-relief="none"/>
    </style:style>
    <style:style style:name="T23" style:family="text">
      <style:text-properties fo:color="#00aa00" style:text-outline="false" style:text-line-through-style="none" fo:font-family="'Courier New'" style:font-family-generic="modern" style:font-pitch="fixed" fo:font-size="11pt" fo:font-style="italic" fo:text-shadow="none" style:text-underline-style="none" fo:font-weight="normal" style:font-family-asian="'Courier New'" style:font-family-generic-asian="modern" style:font-pitch-asian="fixed" style:font-size-asian="11pt" style:font-style-asian="italic" style:font-weight-asian="normal" style:font-family-complex="'Courier New'" style:font-family-generic-complex="modern" style:font-pitch-complex="fixed" style:font-size-complex="6.30000019073486pt" style:font-style-complex="italic" style:font-weight-complex="normal" style:text-emphasize="none" style:font-relief="none"/>
    </style:style>
    <style:style style:name="T24" style:family="text">
      <style:text-properties fo:color="#800000" style:text-outline="false" style:text-line-through-style="none" fo:font-family="'Courier New'" style:font-family-generic="modern" style:font-pitch="fixed" fo:font-size="11pt" fo:font-style="normal" fo:text-shadow="none" style:text-underline-style="none" fo:font-weight="normal" style:font-family-asian="'Courier New'" style:font-family-generic-asian="modern" style:font-pitch-asian="fixed" style:font-size-asian="11pt" style:font-style-asian="normal" style:font-weight-asian="normal" style:font-family-complex="'Courier New'" style:font-family-generic-complex="modern" style:font-pitch-complex="fixed" style:font-size-complex="6.30000019073486pt" style:font-style-complex="normal" style:font-weight-complex="normal" style:text-emphasize="none" style:font-relief="none"/>
    </style:style>
    <style:style style:name="T25" style:family="text">
      <style:text-properties fo:color="#000000" fo:font-family="'Courier New'" style:font-family-generic="modern" style:font-pitch="fixed" fo:font-size="11pt" fo:font-style="italic" style:font-family-asian="Monaco" style:font-family-generic-asian="modern" style:font-pitch-asian="fixed" style:font-size-asian="11pt" style:font-style-asian="italic" style:font-family-complex="Monaco" style:font-family-generic-complex="modern" style:font-pitch-complex="fixed" style:font-size-complex="6.30000019073486pt" style:font-style-complex="italic"/>
    </style:style>
    <style:style style:name="T26" style:family="text">
      <style:text-properties fo:font-family="'Courier New'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7" style:family="text">
      <style:text-properties fo:color="#00aa00" fo:font-family="'Courier New'" style:font-family-generic="modern" style:font-pitch="fixed" fo:font-size="11pt" fo:font-style="italic" style:font-family-asian="Monaco" style:font-family-generic-asian="modern" style:font-pitch-asian="fixed" style:font-size-asian="11pt" style:font-style-asian="italic" style:font-family-complex="Monaco" style:font-family-generic-complex="modern" style:font-pitch-complex="fixed" style:font-size-complex="6.30000019073486pt" style:font-style-complex="italic"/>
    </style:style>
    <style:style style:name="T28" style:family="text">
      <style:text-properties fo:color="#800000" fo:font-family="'Courier New'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9" style:family="text">
      <style:text-properties fo:font-family="'Courier New'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text-style-name="P1" draw:layer="layout" svg:width="25.199cm" svg:height="16.162cm" svg:x="1.4cm" svg:y="0.837cm" presentation:class="subtitle" presentation:user-transformed="true">
          <draw:text-box>
            <text:p><text:span text:style-name="T1">ORM vs SQL Roundup</text:span></text:p>
            <text:p><text:span text:style-name="T2">Michael Robellard</text:span></text:p>
            <text:p><text:span text:style-name="T2"/></text:p>
            <text:p><text:span text:style-name="T2">https://github.com/subssn21/orm-redux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Senior Developer at OnShift, Inc.<text:tab/></text:p>
              </text:list-item>
              <text:list-item>
                <text:p>Director of Technology at Noggin LLC</text:p>
              </text:list-item>
              <text:list-item>
                <text:p>Wrote a Google App Engine game</text:p>
              </text:list-item>
              <text:list-item>
                <text:p>Worked for American Greeting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 this talk<text:line-break/>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Examples use Postgres 9.2 and Psycopg 2.5</text:p>
              </text:list-item>
              <text:list-item>
                <text:p>SQLAlchemy</text:p>
              </text:list-item>
              <text:list-item>
                <text:p>Django ORM</text:p>
                <text:p/>
                <text:p>SQLObjec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M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3">Key parts:</text:span></text:p>
              </text:list-header>
              <text:list-item>
                <text:p>Object Mapping</text:p>
              </text:list-item>
              <text:list-item>
                <text:p>Relationship Mapping</text:p>
                <text:p/>
                <text:p><text:span text:style-name="T3">Extra Stuff:</text:span></text:p>
              </text:list-item>
              <text:list-item>
                <text:p>DDL</text:p>
              </text:list-item>
              <text:list-item>
                <text:p>Pooling</text:p>
              </text:list-item>
              <text:list-item>
                <text:p>Query Builde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ORMs Shine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CRUD</text:p>
              </text:list-item>
              <text:list-item>
                <text:p>Getting Started</text:p>
              </text:list-item>
              <text:list-item>
                <text:p>Simple apps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Ms can shine</text:p>
          </draw:text-box>
        </draw:frame>
        <draw:frame presentation:style-name="pr5" draw:text-style-name="P3" draw:layer="layout" svg:width="22.6cm" svg:height="13.859cm" svg:x="1.4cm" svg:y="4.914cm" presentation:class="outline" presentation:user-transformed="true">
          <draw:text-box>
            <text:p text:style-name="P2"><text:span text:style-name="T4">class Post(models.Model):</text:span></text:p>
            <text:p text:style-name="P2"><text:span text:style-name="T4"><text:s text:c="4"/></text:span><text:span text:style-name="T4">title = models.CharField(max_length=60)</text:span></text:p>
            <text:p text:style-name="P2"><text:span text:style-name="T4"><text:s text:c="4"/></text:span><text:span text:style-name="T4">body = models.TextField()</text:span></text:p>
            <text:p text:style-name="P2"><text:span text:style-name="T4"><text:s text:c="4"/></text:span><text:span text:style-name="T4">created = models.DateTimeField(auto_now_add=True)</text:span></text:p>
            <text:p text:style-name="P2"><text:span text:style-name="T4"/></text:p>
            <text:p text:style-name="P2"><text:span text:style-name="T4">class Comment(models.Model):</text:span></text:p>
            <text:p text:style-name="P2"><text:span text:style-name="T4"><text:s text:c="4"/></text:span><text:span text:style-name="T4">created = models.DateTimeField(auto_now_add=True)</text:span></text:p>
            <text:p text:style-name="P2"><text:span text:style-name="T4"><text:s text:c="4"/></text:span><text:span text:style-name="T4">author = models.CharField(max_length=60)</text:span></text:p>
            <text:p text:style-name="P2"><text:span text:style-name="T4"><text:s text:c="4"/></text:span><text:span text:style-name="T4">body = models.TextField()</text:span></text:p>
            <text:p text:style-name="P2"><text:span text:style-name="T4"><text:s text:c="4"/></text:span><text:span text:style-name="T4">post = models.ForeignKey(Post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ORMs Fall Down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Complex Queries</text:p>
              </text:list-item>
              <text:list-item>
                <text:p>N + 1 Problem</text:p>
              </text:list-item>
              <text:list-item>
                <text:p>Custom Data Types</text:p>
              </text:list-item>
              <text:list-item>
                <text:p>Bulk Insert/Update Opera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lex Queries in Django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Couldn't find any good examples of truly complex queries.</text:p>
              </text:list-item>
              <text:list-item>
                <text:p>Every example I could find said do it in Python.</text:p>
              </text:list-item>
              <text:list-item>
                <text:p>When you get complex go to the raw SQL</text:p>
              </text:list-item>
              <text:list-item>
                <text:p>Django raw model will work well if you only need one object type back (Will have N+1)</text:p>
              </text:list-item>
              <text:list-item>
                <text:p>You can also get the DBAPI connection directly and act on i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lex Queries in SQLAlchemy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SQLAlchemy has support for very complex queries at many levels including my personal favorite CTE (Common Table Expressions)</text:p>
              </text:list-item>
              <text:list-item>
                <text:p>Build complex arbitrarily loaded relationship maps (no N+1)</text:p>
              </text:list-item>
              <text:list-item>
                <text:p>(Negative Side) Steep learning curv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+1 in Django<text:line-break/></text:p>
          </draw:text-box>
        </draw:frame>
        <draw:frame presentation:style-name="pr6" draw:text-style-name="P5" draw:layer="layout" svg:width="25.654cm" svg:height="16.956cm" svg:x="1.778cm" svg:y="2.856cm" presentation:class="outline" presentation:user-transformed="true">
          <draw:text-box>
            <text:p text:style-name="P4"><text:span text:style-name="T4">class Topping(models.Model):</text:span></text:p>
            <text:p text:style-name="P4"><text:span text:style-name="T4"><text:s text:c="4"/></text:span><text:span text:style-name="T4">name = models.CharField(max_length=30)</text:span></text:p>
            <text:p text:style-name="P4"><text:span text:style-name="T4"/></text:p>
            <text:p text:style-name="P4"><text:span text:style-name="T4">class Pizza(models.Model):</text:span></text:p>
            <text:p text:style-name="P4"><text:span text:style-name="T4"><text:s text:c="4"/></text:span><text:span text:style-name="T4">name = models.CharField(max_length=50)</text:span></text:p>
            <text:p text:style-name="P4"><text:span text:style-name="T4"><text:s text:c="4"/></text:span><text:span text:style-name="T4">toppings = models.ManyToManyField(Topping)</text:span></text:p>
            <text:p text:style-name="P4"><text:span text:style-name="T4"><text:s text:c="4"/></text:span><text:span text:style-name="T4">def __unicode__(self):</text:span></text:p>
            <text:p text:style-name="P4"><text:span text:style-name="T4"><text:s text:c="8"/></text:span><text:span text:style-name="T4">return u"%s (%s)" % (self.name, </text:span></text:p>
            <text:p text:style-name="P4"><text:span text:style-name="T4"><text:s text:c="12"/></text:span><text:span text:style-name="T4">u", ".join([topping.name for topping <text:s text:c="14"/>in self.toppings.all()]))</text:span></text:p>
            <text:p text:style-name="P4"><text:span text:style-name="T4"/></text:p>
            <text:p text:style-name="P4"><text:span text:style-name="T4">Pizza.objects.all()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xing N+1 in Django<text:line-break/></text:p>
          </draw:text-box>
        </draw:frame>
        <draw:frame presentation:style-name="pr8" draw:layer="layout" svg:width="24.599cm" svg:height="12.324cm" svg:x="2cm" svg:y="5.5cm" presentation:class="outline" presentation:user-transformed="true">
          <draw:text-box>
            <text:list text:style-name="L2">
              <text:list-header>
                <text:p><text:span text:style-name="T3">select_related</text:span></text:p>
              </text:list-header>
              <text:list-item>
                <text:p>Works on Foreign Keys (not the Many side of a relationship)</text:p>
                <text:p/>
                <text:p><text:span text:style-name="T3">prefetch_related</text:span></text:p>
              </text:list-item>
              <text:list-item>
                <text:p>Works on the Many side of a relationship. Still requires two queries</text:p>
              </text:list-item>
            </text:list>
            <text:p><text:span text:style-name="T4">Pizza.objects.all().prefetch_related('toppings'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+1 and SQLAlchemy</text:p>
          </draw:text-box>
        </draw:frame>
        <draw:frame presentation:style-name="pr8" draw:layer="layout" svg:width="24.599cm" svg:height="12.179cm" svg:x="2cm" svg:y="5.5cm" presentation:class="outline">
          <draw:text-box>
            <text:list text:style-name="L2">
              <text:list-item>
                <text:p>SQLAlchemy has a built in Eager Loading mechanism to help with the N+1 problem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aqua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stom Types in Django</text:p>
          </draw:text-box>
        </draw:frame>
        <draw:frame presentation:style-name="pr10" draw:layer="layout" svg:width="12.003cm" svg:height="13.129cm" svg:x="2cm" svg:y="5.5cm" presentation:class="outline">
          <draw:text-box>
            <text:list text:style-name="L2">
              <text:list-item>
                <text:p>__metaclass__ = models.SubfieldBase</text:p>
              </text:list-item>
              <text:list-item>
                <text:p>__init__</text:p>
              </text:list-item>
              <text:list-item>
                <text:p>db_type</text:p>
              </text:list-item>
              <text:list-item>
                <text:p>to_python</text:p>
              </text:list-item>
              <text:list-item>
                <text:p>get_prep_value</text:p>
              </text:list-item>
              <text:list-item>
                <text:p>get_db_prep_value</text:p>
              </text:list-item>
              <text:list-item>
                <text:p>get_db_prep_save</text:p>
              </text:list-item>
            </text:list>
          </draw:text-box>
        </draw:frame>
        <draw:frame presentation:style-name="pr8" draw:layer="layout" svg:width="12.003cm" svg:height="12.179cm" svg:x="14.604cm" svg:y="5.5cm" presentation:class="outline">
          <draw:text-box>
            <text:list text:style-name="L2">
              <text:list-item>
                <text:p>pre_save</text:p>
              </text:list-item>
              <text:list-item>
                <text:p>get_prep_lookup</text:p>
              </text:list-item>
              <text:list-item>
                <text:p>get_db_prep_lookup</text:p>
              </text:list-item>
              <text:list-item>
                <text:p>Formfield</text:p>
              </text:list-item>
              <text:list-item>
                <text:p>get_internal_type</text:p>
              </text:list-item>
              <text:list-item>
                <text:p>value_to_str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ustom Types in SQLAlchemy</text:p>
          </draw:text-box>
        </draw:frame>
        <draw:frame presentation:style-name="pr8" draw:layer="layout" svg:width="24.599cm" svg:height="12.179cm" svg:x="2cm" svg:y="5.5cm" presentation:class="outline">
          <draw:text-box>
            <text:list text:style-name="L2">
              <text:list-item>
                <text:p>Incredibly Complex</text:p>
              </text:list-item>
              <text:list-item>
                <text:p>More than one way to do it.</text:p>
              </text:list-item>
            </text:list>
            <text:list text:style-name="L3">
              <text:list-item>
                <text:list>
                  <text:list-item>
                    <text:p>Overriding Type Compilation</text:p>
                  </text:list-item>
                  <text:list-item>
                    <text:p>Augmenting Existing Types</text:p>
                  </text:list-item>
                  <text:list-item>
                    <text:p>Replacing the Bind/Result Processing of Existing Types</text:p>
                  </text:list-item>
                  <text:list-item>
                    <text:p>Redefining and Creating New Operators</text:p>
                  </text:list-item>
                  <text:list-item>
                    <text:p>Creating New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lk Insert in Django</text:p>
          </draw:text-box>
        </draw:frame>
        <draw:frame presentation:style-name="pr8" draw:layer="layout" svg:width="24.599cm" svg:height="13.2cm" svg:x="2cm" svg:y="5.5cm" presentation:class="outline" presentation:user-transformed="true">
          <draw:text-box>
            <text:list text:style-name="L2">
              <text:list-item>
                <text:p>bulk_create(objs, batch_size=None)</text:p>
              </text:list-item>
            </text:list>
            <text:list text:style-name="L3">
              <text:list-item>
                <text:list>
                  <text:list-item>
                    <text:p>This does an insert into t(a, b) Values (1,2),(3,4),(5,6)</text:p>
                  </text:list-item>
                </text:list>
              </text:list-item>
            </text:list>
            <text:list text:style-name="L2">
              <text:list-item>
                <text:p>In Postgres COPY is faster.</text:p>
              </text:list-item>
            </text:list>
            <text:list text:style-name="L3">
              <text:list-item>
                <text:list>
                  <text:list-item>
                    <text:p>1,000,000 rows in 17sec instead of 37sec</text:p>
                  </text:list-item>
                </text:list>
              </text:list-item>
            </text:list>
            <text:list text:style-name="L2">
              <text:list-item>
                <text:p>If you have a lot it's even better to delete your indexes, disable your triggers, do they copy, re-enable triggers and re-add the index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lk Insert in SQLAlchemy</text:p>
          </draw:text-box>
        </draw:frame>
        <draw:frame presentation:style-name="pr8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Use SQLAlchemy Core</text:p>
              </text:list-item>
            </text:list>
            <text:p text:style-name="P4"><text:span text:style-name="T4">SqlAlchemy ORM: Total time for 100000 records 16.4133379459 secs</text:span></text:p>
            <text:p text:style-name="P4"><text:span text:style-name="T4">SqlAlchemy ORM pk given: Total time for 100000 records 9.77570986748 secs</text:span></text:p>
            <text:p text:style-name="P4"><text:span text:style-name="T4">SqlAlchemy Core: Total time for 100000 records 0.568737983704 secs</text:span></text:p>
            <text:p text:style-name="P4"><text:span text:style-name="T4">sqlite3: Total time for 100000 records 0.595796823502 sec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lk update in Django<text:line-break/></text:p>
          </draw:text-box>
        </draw:frame>
        <draw:frame presentation:style-name="pr8" draw:layer="layout" svg:width="24.599cm" svg:height="13.395cm" svg:x="2cm" svg:y="5.5cm" presentation:class="outline" presentation:user-transformed="true">
          <draw:text-box>
            <text:list text:style-name="L2">
              <text:list-item>
                <text:p>If you just want to change one attribute on a bunch of rows, no problem.</text:p>
              </text:list-item>
              <text:list-item>
                <text:p>If you want to arbitrarily change a bunch of objects and save them, The only way is to save() each one. Creating one query each.</text:p>
                <text:p/>
              </text:list-item>
              <text:list-item>
                <text:p>For example: updating multiple phone numbers on a user tabl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lk Update in SQLAlchemy<text:line-break/></text:p>
          </draw:text-box>
        </draw:frame>
        <draw:frame presentation:style-name="pr8" draw:layer="layout" svg:width="24.599cm" svg:height="13.765cm" svg:x="2cm" svg:y="5.5cm" presentation:class="outline" presentation:user-transformed="true">
          <draw:text-box>
            <text:list text:style-name="L2">
              <text:list-item>
                <text:p>SQLAlchemy supports this feature in Core, but the ORM doesn't seem to have it.</text:p>
              </text:list-item>
            </text:list>
            <text:p><text:span text:style-name="T5"/></text:p>
            <text:p text:style-name="P4"><text:span text:style-name="T5">stmt = sometable.update().\</text:span></text:p>
            <text:p text:style-name="P4"><text:span text:style-name="T5"><text:s text:c="7"/></text:span><text:span text:style-name="T5">where(sometable.c.column1 == <text:s text:c="8"/>bindparam('col1')).\</text:span></text:p>
            <text:p text:style-name="P4"><text:span text:style-name="T5"><text:s text:c="7"/></text:span><text:span text:style-name="T5">values({sometable.c.column2 : <text:s text:c="7"/>sometable.c.column2 + <text:s text:c="15"/>bindparam('_increment')})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other stuff</text:p>
          </draw:text-box>
        </draw:frame>
        <draw:frame presentation:style-name="pr8" draw:layer="layout" svg:width="24.599cm" svg:height="12.179cm" svg:x="2cm" svg:y="5.5cm" presentation:class="outline">
          <draw:text-box>
            <text:list text:style-name="L2">
              <text:list-item>
                <text:p>DDL</text:p>
              </text:list-item>
            </text:list>
            <text:list text:style-name="L3">
              <text:list-item>
                <text:list>
                  <text:list-item>
                    <text:p>Django has South</text:p>
                  </text:list-item>
                  <text:list-item>
                    <text:p>SQLAlchemy has Alembic and SQLAlchemy-migrate</text:p>
                  </text:list-item>
                </text:list>
              </text:list-item>
            </text:list>
            <text:list text:style-name="L2">
              <text:list-item>
                <text:p>Pooling</text:p>
              </text:list-item>
            </text:list>
            <text:list text:style-name="L3">
              <text:list-item>
                <text:list>
                  <text:list-item>
                    <text:p>If you want real pooling in Postgres use pgbounc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QL</text:p>
          </draw:text-box>
        </draw:frame>
        <draw:frame presentation:style-name="pr8" draw:layer="layout" svg:width="24.599cm" svg:height="13.895cm" svg:x="2cm" svg:y="5.5cm" presentation:class="outline" presentation:user-transformed="true">
          <draw:text-box>
            <text:list text:style-name="L2">
              <text:list-item>
                <text:p>Don't be afraid of it.</text:p>
              </text:list-item>
              <text:list-item>
                <text:p>Learn your Database's dialect</text:p>
                <text:p/>
              </text:list-item>
            </text:list>
            <text:p>If you decide not to use an ORM there are two ways to use SQL. </text:p>
            <text:list text:continue-numbering="true" text:style-name="L2">
              <text:list-item>
                <text:p>Write queries and act on the results (not very object oriented)</text:p>
              </text:list-item>
              <text:list-item>
                <text:p>Write your own mini ORM to handle your specific need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oll your own<text:line-break/></text:p>
          </draw:text-box>
        </draw:frame>
        <draw:frame presentation:style-name="pr8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Not as hard as it sounds</text:p>
                <text:p/>
              </text:list-item>
              <text:list-item>
                <text:p>Remember Object mapping and relationship mapping is all we really need, we have SQL to write queries and DDL to build tabl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oll your own continued<text:line-break/></text:p>
          </draw:text-box>
        </draw:frame>
        <draw:frame presentation:style-name="pr8" draw:layer="layout" svg:width="24.599cm" svg:height="12.179cm" svg:x="2cm" svg:y="5.5cm" presentation:class="outline">
          <draw:text-box>
            <text:list text:style-name="L2">
              <text:list-item>
                <text:p>Psycopg2 can help us a lot.</text:p>
                <text:p/>
              </text:list-item>
              <text:list-item>
                <text:p>register_composite() can be used for object mapp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gister the Custom Class</text:p>
          </draw:text-box>
        </draw:frame>
        <draw:frame presentation:style-name="pr8" draw:text-style-name="P6" draw:layer="layout" svg:width="24.599cm" svg:height="16.57cm" svg:x="2cm" svg:y="5.5cm" presentation:class="outline" presentation:user-transformed="true">
          <draw:text-box>
            <text:p><text:span text:style-name="T5">psycopg2.extras.register_composite('note', cursor, globally=True, factory = NoteComposite)</text:span></text:p>
            <text:p><text:span text:style-name="T5">class NoteComposite(psycopg2.extras.CompositeCaster):</text:span></text:p>
            <text:p><text:span text:style-name="T5"><text:s text:c="4"/></text:span><text:span text:style-name="T5">def make(self, values):</text:span></text:p>
            <text:p><text:span text:style-name="T5"><text:s text:c="8"/></text:span><text:span text:style-name="T5">d = dict(zip(self.attnames, values))</text:span></text:p>
            <text:p><text:span text:style-name="T5"><text:s text:c="8"/></text:span><text:span text:style-name="T5">return Note(**d)</text:span></text:p>
            <text:p><text:span text:style-name="T5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ery that maps to the object</text:p>
          </draw:text-box>
        </draw:frame>
        <draw:frame presentation:style-name="pr8" draw:text-style-name="P7" draw:layer="layout" svg:width="24.599cm" svg:height="12.179cm" svg:x="2cm" svg:y="5.5cm" presentation:class="outline">
          <draw:text-box>
            <text:p text:style-name="P4"><text:span text:style-name="T5">cursor.execute(</text:span></text:p>
            <text:p text:style-name="P4"><text:span text:style-name="T5"><text:s text:c="4"/></text:span><text:span text:style-name="T5">"""select note.*::note from note <text:s text:c="4"/>where id = %(id)s""", </text:span></text:p>
            <text:p text:style-name="P4"><text:span text:style-name="T5"><text:s text:c="4"/></text:span><text:span text:style-name="T5">{'id': id})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et's Build Relationships</text:p>
          </draw:text-box>
        </draw:frame>
        <draw:frame presentation:style-name="pr8" draw:text-style-name="P7" draw:layer="layout" svg:width="24.599cm" svg:height="12.179cm" svg:x="2cm" svg:y="5.5cm" presentation:class="outline" presentation:user-transformed="true">
          <draw:text-box>
            <text:p text:style-name="P8"><text:span text:style-name="T6">def</text:span><text:span text:style-name="T7"> </text:span><text:span text:style-name="T8">build_relationships</text:span><text:span text:style-name="T7">(results, root_class):</text:span></text:p>
            <text:p text:style-name="P8"><text:span text:style-name="T7"><text:s text:c="4"/></text:span><text:span text:style-name="T7">r_list = []</text:span></text:p>
            <text:p text:style-name="P8"><text:span text:style-name="T7"><text:s text:c="4"/></text:span><text:span text:style-name="T7">current_root = </text:span><text:span text:style-name="T6">None</text:span></text:p>
            <text:p text:style-name="P8"><text:span text:style-name="T7"><text:s text:c="4"/></text:span><text:span text:style-name="T7">last_r = </text:span><text:span text:style-name="T6">None</text:span></text:p>
            <text:p text:style-name="P8"><text:span text:style-name="T7"><text:s text:c="4"/></text:span><text:span text:style-name="T6">if</text:span><text:span text:style-name="T7"> </text:span><text:span text:style-name="T6">not</text:span><text:span text:style-name="T7"> isinstance(root_class, (list,tuple)):</text:span></text:p>
            <text:p text:style-name="P8"><text:span text:style-name="T7"><text:s text:c="8"/></text:span><text:span text:style-name="T7">root_class = [root_class]</text:span></text:p>
            <text:p text:style-name="P8"><text:span text:style-name="T7"><text:s text:c="4"/></text:span><text:span text:style-name="T6">for</text:span><text:span text:style-name="T7"> r </text:span><text:span text:style-name="T6">in</text:span><text:span text:style-name="T7"> results:</text:span></text:p>
            <text:p text:style-name="P8"><text:span text:style-name="T7"><text:s text:c="8"/></text:span><text:span text:style-name="T6">for</text:span><text:span text:style-name="T7"> root </text:span><text:span text:style-name="T6">in</text:span><text:span text:style-name="T7"> root_class:</text:span></text:p>
            <text:p text:style-name="P8"><text:span text:style-name="T7"><text:s text:c="12"/></text:span><text:span text:style-name="T6">if</text:span><text:span text:style-name="T7"> getattr(r, root) </text:span><text:span text:style-name="T6">and</text:span><text:span text:style-name="T7"> current_root != getattr(r, root):</text:span></text:p>
            <text:p text:style-name="P8"><text:span text:style-name="T7"><text:s text:c="16"/></text:span><text:span text:style-name="T7">current_root = getattr(r, root)</text:span></text:p>
            <text:p text:style-name="P8"><text:span text:style-name="T7"><text:s text:c="16"/></text:span><text:span text:style-name="T7">r_list.append(current_root)</text:span></text:p>
            <text:p text:style-name="P8"><text:span text:style-name="T7"><text:s text:c="16"/></text:span><text:span text:style-name="T7">last_r = </text:span><text:span text:style-name="T6">None</text:span></text:p>
            <text:p text:style-name="P8"><text:span text:style-name="T7"><text:s text:c="8"/></text:span><text:span text:style-name="T6">if</text:span><text:span text:style-name="T7"> current_root:</text:span></text:p>
            <text:p text:style-name="P8"><text:span text:style-name="T7"><text:s text:c="12"/></text:span><text:span text:style-name="T7">current_root.build_relationships(r, last_r)</text:span></text:p>
            <text:p text:style-name="P8"><text:span text:style-name="T7"><text:s text:c="8"/></text:span><text:span text:style-name="T7">last_r = r</text:span></text:p>
            <text:p text:style-name="P8"><text:span text:style-name="T7"><text:s text:c="4"/></text:span><text:span text:style-name="T6">return</text:span><text:span text:style-name="T7"> r_list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altionship building</text:p>
          </draw:text-box>
        </draw:frame>
        <draw:frame presentation:style-name="pr8" draw:layer="layout" svg:width="24.599cm" svg:height="12.906cm" svg:x="2cm" svg:y="5.5cm" presentation:class="outline" presentation:user-transformed="true">
          <draw:text-box>
            <text:p text:style-name="P4"><text:span text:style-name="T9"/></text:p>
            <text:p text:style-name="P8"><text:span text:style-name="T10">class</text:span><text:span text:style-name="T11"> </text:span><text:span text:style-name="T12">record</text:span><text:span text:style-name="T13">(object):</text:span></text:p>
            <text:p text:style-name="P8"><text:span text:style-name="T13"><text:s text:c="4"/></text:span><text:span text:style-name="T14">def</text:span><text:span text:style-name="T13"> </text:span><text:span text:style-name="T12">build_relationships</text:span><text:span text:style-name="T13">(</text:span><text:span text:style-name="T15">self</text:span><text:span text:style-name="T13">, r, last_r, set_node = </text:span><text:span text:style-name="T14">None</text:span><text:span text:style-name="T13">):</text:span></text:p>
            <text:p text:style-name="P8"><text:span text:style-name="T13"><text:s text:c="8"/></text:span><text:span text:style-name="T16">"""</text:span></text:p>
            <text:p text:style-name="P8"><text:span text:style-name="T13"><text:s text:c="8"/></text:span><text:span text:style-name="T13">r: The Record from the database</text:span></text:p>
            <text:p text:style-name="P8"><text:span text:style-name="T13"><text:s text:c="8"/></text:span><text:span text:style-name="T13">last_r: The previous record from the database</text:span></text:p>
            <text:p text:style-name="P8"><text:span text:style-name="T13"><text:s text:c="8"/></text:span><text:span text:style-name="T13">"""</text:span></text:p>
            <text:p text:style-name="P8"><text:span text:style-name="T13"><text:s text:c="8"/></text:span><text:span text:style-name="T14">if</text:span><text:span text:style-name="T13"> </text:span><text:span text:style-name="T14">not</text:span><text:span text:style-name="T13"> set_node:</text:span></text:p>
            <text:p text:style-name="P8"><text:span text:style-name="T13"><text:s text:c="12"/></text:span><text:span text:style-name="T13">set_node = </text:span><text:span text:style-name="T15">self</text:span></text:p>
            <text:p text:style-name="P8"><text:span text:style-name="T13"><text:s text:c="8"/></text:span><text:span text:style-name="T17">#Go through each Class Attribute for this class</text:span></text:p>
            <text:p text:style-name="P8"><text:span text:style-name="T13"><text:s text:c="8"/></text:span><text:span text:style-name="T14">for</text:span><text:span text:style-name="T13"> attr_name, attr_value </text:span><text:span text:style-name="T14">in</text:span><text:span text:style-name="T13"> </text:span><text:span text:style-name="T15">self</text:span><text:span text:style-name="T13">.__class__.__dict__.iteritems():</text:span></text:p>
            <text:p text:style-name="P8"><text:span text:style-name="T13"><text:s text:c="12"/></text:span><text:span text:style-name="T13">attr_value.build_relationships(r, last_r, set_node)</text:span></text:p>
            <text:p text:style-name="P8"><text:span text:style-name="T13"/></text:p>
            <text:p text:style-name="P4"><text:span text:style-name="T18">class</text:span><text:span text:style-name="T19"> </text:span><text:span text:style-name="T20">ForeignKeyDictList</text:span><text:span text:style-name="T19">(ForeignKey):</text:span></text:p>
            <text:p text:style-name="P4"><text:span text:style-name="T19"><text:s text:c="4"/></text:span><text:span text:style-name="T18">def</text:span><text:span text:style-name="T19"> </text:span><text:span text:style-name="T20">__init__</text:span><text:span text:style-name="T19">(</text:span><text:span text:style-name="T21">self</text:span><text:span text:style-name="T19">, column_name, group_field):</text:span></text:p>
            <text:p text:style-name="P4"><text:span text:style-name="T19"><text:s text:c="8"/></text:span><text:span text:style-name="T19">super(ForeignKeyDictList, </text:span><text:span text:style-name="T21">self</text:span><text:span text:style-name="T22">).__init__(column_name)</text:span></text:p>
            <text:p text:style-name="P4"><text:span text:style-name="T19"><text:s text:c="8"/></text:span><text:span text:style-name="T21">self</text:span><text:span text:style-name="T22">.group_field = group_field</text:span></text:p>
            <text:p text:style-name="P4"><text:span text:style-name="T19"><text:s text:c="4"/></text:span><text:span text:style-name="T18">def</text:span><text:span text:style-name="T19"> </text:span><text:span text:style-name="T20">build_relationships</text:span><text:span text:style-name="T19">(</text:span><text:span text:style-name="T21">self</text:span><text:span text:style-name="T19">, r, last_r, set_node = </text:span><text:span text:style-name="T18">None</text:span><text:span text:style-name="T19">):</text:span></text:p>
            <text:p text:style-name="P4"><text:span text:style-name="T19"><text:s text:c="8"/></text:span><text:span text:style-name="T18">if</text:span><text:span text:style-name="T19"> hasattr(r, attr_value.column_name):</text:span></text:p>
            <text:p text:style-name="P4"><text:span text:style-name="T19"><text:s text:c="12"/></text:span><text:span text:style-name="T19">next_node = getattr(r, attr_value.column_name)</text:span></text:p>
            <text:p text:style-name="P4"><text:span text:style-name="T19"><text:s text:c="12"/></text:span><text:span text:style-name="T18">if</text:span><text:span text:style-name="T19"> next_node </text:span><text:span text:style-name="T18">is</text:span><text:span text:style-name="T19"> </text:span><text:span text:style-name="T18">not</text:span><text:span text:style-name="T19"> </text:span><text:span text:style-name="T18">None</text:span><text:span text:style-name="T19"> </text:span><text:span text:style-name="T18">and</text:span><text:span text:style-name="T19"> (last_r </text:span><text:span text:style-name="T18">is</text:span><text:span text:style-name="T19"> </text:span><text:span text:style-name="T18">None</text:span><text:span text:style-name="T19"> </text:span><text:span text:style-name="T18">or</text:span><text:span text:style-name="T19"> next_node != getattr(last_r, attr_value.column_name)):</text:span></text:p>
            <text:p text:style-name="P4"><text:span text:style-name="T19"><text:s text:c="16"/></text:span><text:span text:style-name="T19">getattr(set_node, attr_name)[getattr(next_node, </text:span><text:span text:style-name="T22">attr_value.group_field)].append(next_node)</text:span></text:p>
            <text:p text:style-name="P4"><text:span text:style-name="T19"><text:s text:c="16"/></text:span><text:span text:style-name="T18">if</text:span><text:span text:style-name="T19"> hasattr(next_node, </text:span><text:span text:style-name="T23">'build_relationships'</text:span><text:span text:style-name="T19">):</text:span></text:p>
            <text:p text:style-name="P4"><text:span text:style-name="T19"><text:s text:c="20"/></text:span><text:span text:style-name="T19">next_node.build_relationships(r, last_r)</text:span></text:p>
            <text:p text:style-name="P4"><text:span text:style-name="T19"><text:s text:c="12"/></text:span><text:span text:style-name="T18">elif</text:span><text:span text:style-name="T19"> next_node </text:span><text:span text:style-name="T18">is</text:span><text:span text:style-name="T19"> </text:span><text:span text:style-name="T18">not</text:span><text:span text:style-name="T19"> </text:span><text:span text:style-name="T18">None</text:span><text:span text:style-name="T19"> </text:span><text:span text:style-name="T18">and</text:span><text:span text:style-name="T19"> hasattr(next_node, </text:span><text:span text:style-name="T23">'build_relationships'</text:span><text:span text:style-name="T19">):</text:span></text:p>
            <text:p text:style-name="P4"><text:span text:style-name="T19"><text:s text:c="16"/></text:span><text:span text:style-name="T19">next_node.build_relationships(r, last_r, getattr(set_node, attr_name)[-</text:span><text:span text:style-name="T24">1</text:span><text:span text:style-name="T19">])</text:span></text:p>
            <text:p text:style-name="P4"><text:span text:style-name="T13"/></text:p>
            <text:p text:style-name="P8"><text:span text:style-name="T13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et's add a relationship mapper</text:p>
          </draw:text-box>
        </draw:frame>
        <draw:frame presentation:style-name="pr11" draw:text-style-name="P7" draw:layer="layout" svg:width="24.599cm" svg:height="16.256cm" svg:x="2cm" svg:y="3.556cm" presentation:class="outline" presentation:user-transformed="true">
          <draw:text-box>
            <text:p text:style-name="P8"><text:span text:style-name="T6">class</text:span><text:span text:style-name="T7"> </text:span><text:span text:style-name="T8">ForeignKey</text:span><text:span text:style-name="T7">(object):</text:span></text:p>
            <text:p text:style-name="P8"><text:span text:style-name="T7"><text:s text:c="4"/></text:span><text:span text:style-name="T6">def</text:span><text:span text:style-name="T7"> </text:span><text:span text:style-name="T8">__init__</text:span><text:span text:style-name="T7">(</text:span><text:span text:style-name="T25">self</text:span><text:span text:style-name="T7">, column_name):</text:span></text:p>
            <text:p text:style-name="P8"><text:span text:style-name="T7"><text:s text:c="8"/></text:span><text:span text:style-name="T25">self</text:span><text:span text:style-name="T7">.column_name = column_name</text:span></text:p>
            <text:p text:style-name="P8"><text:span text:style-name="T26"/></text:p>
            <text:p text:style-name="P8"><text:span text:style-name="T6">class</text:span><text:span text:style-name="T7"> </text:span><text:span text:style-name="T8">ForeignKeyList</text:span><text:span text:style-name="T7">(ForeignKey):</text:span></text:p>
            <text:p text:style-name="P8"><text:span text:style-name="T7"><text:s text:c="4"/></text:span><text:span text:style-name="T6">def</text:span><text:span text:style-name="T7"> </text:span><text:span text:style-name="T8">build_relationships</text:span><text:span text:style-name="T7">(</text:span><text:span text:style-name="T25">self</text:span><text:span text:style-name="T7">, r, last_r, set_node = </text:span><text:span text:style-name="T6">None</text:span><text:span text:style-name="T7">):</text:span></text:p>
            <text:p text:style-name="P8"><text:span text:style-name="T7"><text:s text:c="8"/></text:span><text:span text:style-name="T6">if</text:span><text:span text:style-name="T7"> hasattr(r, attr_value.column_name):</text:span></text:p>
            <text:p text:style-name="P8"><text:span text:style-name="T7"><text:s text:c="12"/></text:span><text:span text:style-name="T7">next_node = getattr(r, attr_value.column_name)</text:span></text:p>
            <text:p text:style-name="P8"><text:span text:style-name="T7"><text:s text:c="12"/></text:span><text:span text:style-name="T6">if</text:span><text:span text:style-name="T7"> next_node </text:span><text:span text:style-name="T6">is</text:span><text:span text:style-name="T7"> </text:span><text:span text:style-name="T6">not</text:span><text:span text:style-name="T7"> </text:span><text:span text:style-name="T6">None</text:span><text:span text:style-name="T7"> </text:span><text:span text:style-name="T6">and</text:span><text:span text:style-name="T7"> (last_r </text:span><text:span text:style-name="T6">is</text:span><text:span text:style-name="T7"> </text:span><text:span text:style-name="T6">None</text:span><text:span text:style-name="T7"> </text:span><text:span text:style-name="T6">or</text:span><text:span text:style-name="T7"> next_node != getattr(last_r, attr_value.column_name)):</text:span></text:p>
            <text:p text:style-name="P8"><text:span text:style-name="T7"><text:s text:c="16"/></text:span><text:span text:style-name="T7">getattr(set_node, attr_name).append(next_node)</text:span></text:p>
            <text:p text:style-name="P8"><text:span text:style-name="T7"><text:s text:c="16"/></text:span><text:span text:style-name="T6">if</text:span><text:span text:style-name="T7"> hasattr(next_node, </text:span><text:span text:style-name="T27">'build_relationships'</text:span><text:span text:style-name="T7">):</text:span></text:p>
            <text:p text:style-name="P8"><text:span text:style-name="T7"><text:s text:c="20"/></text:span><text:span text:style-name="T7">next_node.build_relationships(r, last_r)</text:span></text:p>
            <text:p text:style-name="P8"><text:span text:style-name="T7"><text:s text:c="12"/></text:span><text:span text:style-name="T6">elif</text:span><text:span text:style-name="T7"> next_node </text:span><text:span text:style-name="T6">is</text:span><text:span text:style-name="T7"> </text:span><text:span text:style-name="T6">not</text:span><text:span text:style-name="T7"> </text:span><text:span text:style-name="T6">None</text:span><text:span text:style-name="T7"> </text:span><text:span text:style-name="T6">and</text:span><text:span text:style-name="T7"> hasattr(next_node, </text:span><text:span text:style-name="T27">'build_relationships'</text:span><text:span text:style-name="T7">):</text:span></text:p>
            <text:p text:style-name="P8"><text:span text:style-name="T7"><text:s text:c="16"/></text:span><text:span text:style-name="T7">next_node.build_relationships(r, last_r, getattr(set_node, attr_name)[-</text:span><text:span text:style-name="T28">1</text:span><text:span text:style-name="T7">])</text:span></text:p>
            <text:p text:style-name="P8"><text:span text:style-name="T7"><text:s text:c="8"/></text:span></text:p>
            <text:p text:style-name="P8"><text:span text:style-name="T6">class</text:span><text:span text:style-name="T7"> </text:span><text:span text:style-name="T8">ForeignKeyObject</text:span><text:span text:style-name="T7">(ForeignKey):</text:span></text:p>
            <text:p text:style-name="P8"><text:span text:style-name="T7"><text:s text:c="4"/></text:span><text:span text:style-name="T6">def</text:span><text:span text:style-name="T7"> </text:span><text:span text:style-name="T8">__init__</text:span><text:span text:style-name="T7">(</text:span><text:span text:style-name="T25">self</text:span><text:span text:style-name="T7">, column_name, build=</text:span><text:span text:style-name="T6">True</text:span><text:span text:style-name="T7">):</text:span></text:p>
            <text:p text:style-name="P8"><text:span text:style-name="T7"><text:s text:c="8"/></text:span><text:span text:style-name="T7">super(ForeignKeyObject, </text:span><text:span text:style-name="T25">self</text:span><text:span text:style-name="T7">).__init__(column_name)</text:span></text:p>
            <text:p text:style-name="P8"><text:span text:style-name="T7"><text:s text:c="8"/></text:span><text:span text:style-name="T25">self</text:span><text:span text:style-name="T7">.build = build</text:span></text:p>
            <text:p text:style-name="P8"><text:span text:style-name="T7"><text:s text:c="4"/></text:span><text:span text:style-name="T6">def</text:span><text:span text:style-name="T7"> </text:span><text:span text:style-name="T8">build_relationships</text:span><text:span text:style-name="T7">(</text:span><text:span text:style-name="T25">self</text:span><text:span text:style-name="T7">, r, last_r, set_node = </text:span><text:span text:style-name="T6">None</text:span><text:span text:style-name="T7">):</text:span></text:p>
            <text:p text:style-name="P8"><text:span text:style-name="T7"><text:s text:c="8"/></text:span><text:span text:style-name="T6">if</text:span><text:span text:style-name="T7"> hasattr(r, attr_value.column_name) </text:span><text:span text:style-name="T6">and</text:span><text:span text:style-name="T7"> getattr(r, attr_value.column_name) </text:span><text:span text:style-name="T6">is</text:span><text:span text:style-name="T7"> </text:span><text:span text:style-name="T6">not</text:span><text:span text:style-name="T7"> </text:span><text:span text:style-name="T6">None</text:span><text:span text:style-name="T7">:</text:span></text:p>
            <text:p text:style-name="P8"><text:span text:style-name="T7"><text:s text:c="12"/></text:span><text:span text:style-name="T7">next_node = getattr(r, attr_value.column_name)</text:span></text:p>
            <text:p text:style-name="P8"><text:span text:style-name="T7"><text:s text:c="12"/></text:span><text:span text:style-name="T6">if</text:span><text:span text:style-name="T7"> next_node </text:span><text:span text:style-name="T6">is</text:span><text:span text:style-name="T7"> </text:span><text:span text:style-name="T6">not</text:span><text:span text:style-name="T7"> </text:span><text:span text:style-name="T6">None</text:span><text:span text:style-name="T7"> </text:span><text:span text:style-name="T6">and</text:span><text:span text:style-name="T7"> (last_r </text:span><text:span text:style-name="T6">is</text:span><text:span text:style-name="T7"> </text:span><text:span text:style-name="T6">None</text:span><text:span text:style-name="T7"> </text:span><text:span text:style-name="T6">or</text:span><text:span text:style-name="T7"> next_node != getattr(last_r, attr_value.column_name)):</text:span></text:p>
            <text:p text:style-name="P8"><text:span text:style-name="T7"><text:s text:c="16"/></text:span><text:span text:style-name="T7">setattr(set_node, attr_name, next_node)</text:span></text:p>
            <text:p text:style-name="P8"><text:span text:style-name="T7"><text:s text:c="12"/></text:span><text:span text:style-name="T6">if</text:span><text:span text:style-name="T7"> hasattr(next_node, </text:span><text:span text:style-name="T27">'build_relationships'</text:span><text:span text:style-name="T7">) </text:span><text:span text:style-name="T6">and</text:span><text:span text:style-name="T7"> attr_value.build:</text:span></text:p>
            <text:p text:style-name="P8"><text:span text:style-name="T7"><text:s text:c="16"/></text:span><text:span text:style-name="T7">next_node.build_relationships(r, last_r, getattr(set_node, attr_name))</text:span></text:p>
            <text:p text:style-name="P8"><text:span text:style-name="T26"/></text:p>
            <text:p text:style-name="P8"><text:span text:style-name="T26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ook at what you can do<text:line-break/></text:p>
          </draw:text-box>
        </draw:frame>
        <draw:frame presentation:style-name="pr8" draw:text-style-name="P10" draw:layer="layout" svg:width="24.599cm" svg:height="18.001cm" svg:x="1.817cm" svg:y="3.039cm" presentation:class="outline" presentation:user-transformed="true">
          <draw:text-box>
            <text:p text:style-name="P4"><text:span text:style-name="T29">select flowsheet.*::flowsheet, </text:span></text:p>
            <text:p text:style-name="P4"><text:span text:style-name="T29"><text:s text:c="7"/></text:span><text:span text:style-name="T29">flowsheet_field.*::flowsheet_field, <text:s text:c="3"/></text:span></text:p>
            <text:p text:style-name="P4"><text:span text:style-name="T29"><text:s text:c="7"/></text:span><text:span text:style-name="T29">patient_data_lookup.*::patient_data_lookup, <text:s/></text:span></text:p>
            <text:p text:style-name="P4"><text:span text:style-name="T29"><text:s text:c="7"/></text:span><text:span text:style-name="T29">data_lookup.*::data_lookup, <text:s/></text:span></text:p>
            <text:p text:style-name="P4"><text:span text:style-name="T29"><text:s text:c="7"/></text:span><text:span text:style-name="T29">data_lookup_items.*::data_lookup_items, </text:span></text:p>
            <text:p text:style-name="P4"><text:span text:style-name="T29"><text:s text:c="7"/></text:span><text:span text:style-name="T29">compounds.child_column_name as compound </text:span></text:p>
            <text:p text:style-name="P4"><text:span text:style-name="T29">from flowsheet </text:span></text:p>
            <text:p text:style-name="P4"><text:span text:style-name="T29">left join flowsheet_field on </text:span></text:p>
            <text:p text:style-name="P4"><text:span text:style-name="T29"><text:s text:c="4"/></text:span><text:span text:style-name="T29">flowsheet_field.flowsheet_id = flowsheet.id</text:span></text:p>
            <text:p text:style-name="P4"><text:span text:style-name="T29">left join patient_data_lookup on </text:span></text:p>
            <text:p text:style-name="P4"><text:span text:style-name="T29"><text:s text:c="4"/></text:span><text:span text:style-name="T29">patient_data_lookup.column_name = <text:s text:c="3"/></text:span></text:p>
            <text:p text:style-name="P4"><text:span text:style-name="T29"><text:s text:c="4"/></text:span><text:span text:style-name="T29">flowsheet_field.column_name</text:span></text:p>
            <text:p text:style-name="P4"><text:span text:style-name="T29">left join data_lookup on </text:span></text:p>
            <text:p text:style-name="P4"><text:span text:style-name="T29"><text:s text:c="4"/></text:span><text:span text:style-name="T29">data_lookup.id = flowsheet_field.data_lookup_id</text:span></text:p>
            <text:p text:style-name="P4"><text:span text:style-name="T29">left join data_lookup_items on </text:span></text:p>
            <text:p text:style-name="P4"><text:span text:style-name="T29"><text:s text:c="4"/></text:span><text:span text:style-name="T29">data_lookup.id = data_lookup_items.data_lookup_id</text:span></text:p>
            <text:p text:style-name="P4"><text:span text:style-name="T29">left join compound_patient_data_lookup compounds on <text:s text:c="3"/></text:span></text:p>
            <text:p text:style-name="P4"><text:span text:style-name="T29"><text:s text:c="4"/></text:span><text:span text:style-name="T29">compounds.parent_column_name = flowsheet_field.column_name</text:span></text:p>
            <text:p text:style-name="P4"><text:span text:style-name="T29">where flowsheet.id = %(id)s</text:span></text:p>
            <text:p text:style-name="P4"><text:span text:style-name="T29">order by </text:span></text:p>
            <text:p text:style-name="P4"><text:span text:style-name="T29"><text:s text:c="4"/></text:span><text:span text:style-name="T29">flowsheet_field.ordering, </text:span></text:p>
            <text:p text:style-name="P4"><text:span text:style-name="T29"><text:s text:c="4"/></text:span><text:span text:style-name="T29">data_lookup_items.ordering, </text:span></text:p>
            <text:p text:style-name="P4"><text:span text:style-name="T29"><text:s text:c="4"/></text:span><text:span text:style-name="T29">compounds.ordering</text:span></text:p>
            <text:p text:style-name="P4"><text:span text:style-name="T29"/></text:p>
            <text:p text:style-name="P4"><text:span text:style-name="T29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lyt-aqua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jango Pros &amp; Cons</text:p>
          </draw:text-box>
        </draw:frame>
        <draw:frame presentation:style-name="pr8" draw:layer="layout" svg:width="12.003cm" svg:height="12.179cm" svg:x="2cm" svg:y="5.5cm" presentation:class="outline">
          <draw:text-box>
            <text:list text:style-name="L2">
              <text:list-header>
                <text:p text:style-name="P11"><text:span text:style-name="T3">Pros</text:span></text:p>
              </text:list-header>
              <text:list-item>
                <text:p>Quick Start</text:p>
              </text:list-item>
              <text:list-item>
                <text:p>Simplest Solution</text:p>
              </text:list-item>
            </text:list>
          </draw:text-box>
        </draw:frame>
        <draw:frame presentation:style-name="pr8" draw:layer="layout" svg:width="12.003cm" svg:height="12.179cm" svg:x="14.604cm" svg:y="5.5cm" presentation:class="outline">
          <draw:text-box>
            <text:list text:style-name="L2">
              <text:list-header>
                <text:p text:style-name="P11"><text:span text:style-name="T3">Cons</text:span></text:p>
              </text:list-header>
              <text:list-item>
                <text:p>Careful with N+1</text:p>
              </text:list-item>
              <text:list-item>
                <text:p>Breaks down from complexity soone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lyt-aqua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QLAlchemy Pros and Cons</text:p>
          </draw:text-box>
        </draw:frame>
        <draw:frame presentation:style-name="pr8" draw:layer="layout" svg:width="12.003cm" svg:height="12.179cm" svg:x="2cm" svg:y="5.5cm" presentation:class="outline">
          <draw:text-box>
            <text:list text:style-name="L2">
              <text:list-header>
                <text:p text:style-name="P11">Pros</text:p>
              </text:list-header>
              <text:list-item>
                <text:p>More Flexible</text:p>
              </text:list-item>
              <text:list-item>
                <text:p>N+1 Easier to manage</text:p>
              </text:list-item>
              <text:list-item>
                <text:p>Handles Complexity better</text:p>
              </text:list-item>
            </text:list>
          </draw:text-box>
        </draw:frame>
        <draw:frame presentation:style-name="pr8" draw:layer="layout" svg:width="12.003cm" svg:height="12.179cm" svg:x="14.604cm" svg:y="5.5cm" presentation:class="outline">
          <draw:text-box>
            <text:list text:style-name="L2">
              <text:list-header>
                <text:p text:style-name="P11">Cons</text:p>
              </text:list-header>
              <text:list-item>
                <text:p text:style-name="P12">High Learning Curve</text:p>
              </text:list-item>
              <text:list-item>
                <text:p text:style-name="P12">More work to get simple case go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lyt-aqua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QL (roll your own) Pros and Cons</text:p>
          </draw:text-box>
        </draw:frame>
        <draw:frame presentation:style-name="pr8" draw:layer="layout" svg:width="12.003cm" svg:height="12.179cm" svg:x="2cm" svg:y="5.5cm" presentation:class="outline" presentation:user-transformed="true">
          <draw:text-box>
            <text:list text:style-name="L2">
              <text:list-header>
                <text:p text:style-name="P11"><text:span text:style-name="T3">Pros</text:span></text:p>
              </text:list-header>
              <text:list-item>
                <text:p>Ultimate Flexibility</text:p>
              </text:list-item>
              <text:list-item>
                <text:p>No N+1</text:p>
              </text:list-item>
              <text:list-item>
                <text:p>Handle any degree of complexity</text:p>
              </text:list-item>
            </text:list>
          </draw:text-box>
        </draw:frame>
        <draw:frame presentation:style-name="pr8" draw:layer="layout" svg:width="12.003cm" svg:height="12.179cm" svg:x="14.604cm" svg:y="5.5cm" presentation:class="outline">
          <draw:text-box>
            <text:list text:style-name="L2">
              <text:list-header>
                <text:p text:style-name="P11"><text:span text:style-name="T3">Cons</text:span></text:p>
              </text:list-header>
              <text:list-item>
                <text:p>Have to write it all</text:p>
              </text:list-item>
              <text:list-item>
                <text:p>Bugs in your ORM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s<text:line-break/></text:p>
          </draw:text-box>
        </draw:frame>
        <draw:frame presentation:style-name="pr8" draw:layer="layout" svg:width="24.599cm" svg:height="12.179cm" svg:x="2cm" svg:y="5.5cm" presentation:class="outline">
          <draw:text-box>
            <text:list text:style-name="L2">
              <text:list-item>
                <text:p>There is no right answer.</text:p>
              </text:list-item>
              <text:list-item>
                <text:p>You can't be afraid of SQL, it's often the best choice for some things and sometimes the only choice.</text:p>
              </text:list-item>
              <text:list-item>
                <text:p>You will often want to mix and match your ORM with plain SQL. SQLAlchemy has better features for this but with added complexity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rial" style:font-family-generic="swiss" style:font-pitch="variable" fo:font-size="38.9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79cm" svg:x="2.5cm" svg:y="5.514cm" presentation:class="outline" presentation:placeholder="true">
        <draw:text-box/>
      </draw:frame>
      <draw:frame presentation:style-name="Mpr4" draw:text-style-name="MP4" draw:layer="backgroundobjects" svg:width="6.523cm" svg:height="1.448cm" svg:x="19.639cm" svg:y="19.558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presentation:style-name="Mpr7" draw:text-style-name="MP5" draw:layer="backgroundobjects" svg:width="6.523cm" svg:height="1.448cm" svg:x="1.7cm" svg:y="18.231cm" presentation:class="date-time">
        <draw:text-box>
          <text:p text:style-name="MP5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876cm" svg:y="18.2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376cm" svg:y="18.231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9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4T23:12:53</meta:creation-date>
    <dc:date>2013-07-27T10:38:16</dc:date>
    <meta:editing-duration>PT10H4M24S</meta:editing-duration>
    <meta:editing-cycles>10</meta:editing-cycles>
    <meta:generator>LibreOffice/3.5$Linux_x86 LibreOffice_project/350m1$Build-2</meta:generator>
    <dc:creator>Michael Robellard</dc:creator>
    <meta:document-statistic meta:object-count="172"/>
  </office:meta>
</office:document-meta>
</file>